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217" officeooo:paragraph-rsid="00021217"/>
    </style:style>
    <style:style style:name="P2" style:family="paragraph" style:parent-style-name="Standard">
      <style:text-properties officeooo:rsid="00021217" officeooo:paragraph-rsid="00021217"/>
    </style:style>
    <style:style style:name="T1" style:family="text">
      <style:text-properties officeooo:rsid="00035fdb"/>
    </style:style>
    <style:style style:name="T2" style:family="text">
      <style:text-properties officeooo:rsid="0004bc14"/>
    </style:style>
    <style:style style:name="T3" style:family="text">
      <style:text-properties officeooo:rsid="00065b11"/>
    </style:style>
    <style:style style:name="T4" style:family="text">
      <style:text-properties officeooo:rsid="0009e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  <text:p text:style-name="P1"><text:tab/><text:span text:style-name="T3">Para que possamos configurar ambos, nós usamos a media query all</text:span></text:p>
      <text:p text:style-name="P1"><text:tab/><text:span text:style-name="T1">Media quiry é igual a midia type + midia </text:span><text:span text:style-name="T4">features</text:span></text:p>
      <text:p text:style-name="P1"><text:tab/><text:span text:style-name="T2">Se o celular, está mais largo do que reto, ele está no modo landscape, se for ao contrario, ele está no modo </text:span><text:span text:style-name="T4">features</text:span><text:span text:style-name="T2">.</text:span></text:p>
      <text:p text:style-name="P1"><text:tab/><text:span text:style-name="T3">Para criarmos uma media fitcher, nos vamos na media query e escrevemos a palavra “end”, posteriormente, nós abrimos parênteses e escrevemos a palavra orientation: e depois, colocamos a palavra landscape ou potra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7T21:31:48.661000000</dc:date>
    <meta:editing-duration>PT1H16M18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8" meta:word-count="137" meta:character-count="829" meta:non-whitespace-character-count="693"/>
  </office:meta>
</office:document-meta>
</file>